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 style:font-family-generic="roman" style:font-pitch="variable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 fo:background-color="transparent">
        <style:background-image/>
      </style:table-properties>
    </style:style>
    <style:style style:name="Tableau1.A" style:family="table-column">
      <style:table-column-properties style:column-width="8.105cm" style:rel-column-width="4595*"/>
    </style:style>
    <style:style style:name="Tableau1.B" style:family="table-column">
      <style:table-column-properties style:column-width="2.078cm" style:rel-column-width="1178*"/>
    </style:style>
    <style:style style:name="Tableau1.C" style:family="table-column">
      <style:table-column-properties style:column-width="3.395cm" style:rel-column-width="1925*"/>
    </style:style>
    <style:style style:name="Tableau1.D" style:family="table-column">
      <style:table-column-properties style:column-width="6.793cm" style:rel-column-width="3851*"/>
    </style:style>
    <style:style style:name="Tableau1.A1" style:family="table-cell">
      <style:table-cell-properties fo:background-color="#ff7b59" fo:padding="0.097cm" fo:border-left="1.3pt solid #000000" fo:border-right="1.3pt solid #000000" fo:border-top="2.3pt solid #000000" fo:border-bottom="2.3pt solid #000000">
        <style:background-image/>
      </style:table-cell-properties>
    </style:style>
    <style:style style:name="Tableau1.A2" style:family="table-cell">
      <style:table-cell-properties fo:background-color="#ff7b59" fo:padding="0.097cm" fo:border-left="1.3pt solid #000000" fo:border-right="none" fo:border-top="none" fo:border-bottom="2.3pt solid #000000">
        <style:background-image/>
      </style:table-cell-properties>
    </style:style>
    <style:style style:name="Tableau1.C2" style:family="table-cell">
      <style:table-cell-properties fo:background-color="#ff7b59" fo:padding="0.097cm" fo:border-left="2.3pt solid #000000" fo:border-right="1.3pt solid #000000" fo:border-top="none" fo:border-bottom="2.3pt solid #000000">
        <style:background-image/>
      </style:table-cell-properties>
    </style:style>
    <style:style style:name="Tableau1.A3" style:family="table-cell">
      <style:table-cell-properties fo:background-color="#ffd8ce" fo:padding="0.097cm" fo:border-left="1.3pt solid #000000" fo:border-right="1.3pt solid #000000" fo:border-top="none" fo:border-bottom="2.3pt solid #000000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A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5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au1.A6" style:family="table-cell">
      <style:table-cell-properties fo:background-color="#c0c0c0" fo:padding="0.097cm" fo:border-left="1.3pt solid #000000" fo:border-right="none" fo:border-top="none" fo:border-bottom="0.05pt solid #000000">
        <style:background-image/>
      </style:table-cell-properties>
    </style:style>
    <style:style style:name="Tableau1.B6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.D6" style:family="table-cell">
      <style:table-cell-properties fo:background-color="#c0c0c0" fo:padding="0.097cm" fo:border-left="0.05pt solid #000000" fo:border-right="1.3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-left="1.3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8" style:family="table-cell">
      <style:table-cell-properties fo:padding="0.097cm" fo:border-left="1.3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9" style:family="table-cell">
      <style:table-cell-properties fo:padding="0.097cm" fo:border-left="1.3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0" style:family="table-cell">
      <style:table-cell-properties fo:padding="0.097cm" fo:border-left="1.3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1" style:family="table-cell">
      <style:table-cell-properties fo:padding="0.097cm" fo:border-left="1.3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2" style:family="table-cell">
      <style:table-cell-properties fo:padding="0.097cm" fo:border-left="1.3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3" style:family="table-cell">
      <style:table-cell-properties fo:padding="0.097cm" fo:border-left="1.3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4" style:family="table-cell">
      <style:table-cell-properties fo:padding="0.097cm" fo:border-left="1.3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5" style:family="table-cell">
      <style:table-cell-properties fo:padding="0.097cm" fo:border-left="1.3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6" style:family="table-cell">
      <style:table-cell-properties fo:padding="0.097cm" fo:border-left="1.3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7" style:family="table-cell">
      <style:table-cell-properties fo:padding="0.097cm" fo:border-left="1.3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9" style:family="table-cell">
      <style:table-cell-properties fo:background-color="transparent" fo:padding="0.097cm" fo:border-left="1.3pt solid #000000" fo:border-right="1.3pt solid #000000" fo:border-top="0.05pt solid #000000" fo:border-bottom="0.05pt solid #000000">
        <style:background-image/>
      </style:table-cell-properties>
    </style:style>
    <style:style style:name="Tableau1.A21" style:family="table-cell">
      <style:table-cell-properties fo:padding="0.097cm" fo:border-left="1.3pt solid #000000" fo:border-right="1.3pt solid #000000" fo:border-top="2.3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3465a4" loext:opacity="100%" style:font-name="Calibri1" fo:font-size="14pt" fo:font-style="normal" fo:font-weight="bold" officeooo:rsid="009b7b6b" officeooo:paragraph-rsid="00812ca7" style:font-size-asian="14pt" style:font-style-asian="normal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70d5c6" officeooo:paragraph-rsid="00812ca7" style:font-size-asian="16pt" style:font-weight-asian="bold" style:font-size-complex="16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6f53de" officeooo:paragraph-rsid="00812ca7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7bfa4e" officeooo:paragraph-rsid="00812ca7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7c07ba" officeooo:paragraph-rsid="00812ca7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paragraph-rsid="00812ca7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paragraph-rsid="00812ca7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0a1a9fa" officeooo:paragraph-rsid="00ccd33f" style:font-size-asian="12.6000003814697pt" style:font-weight-asian="normal" style:font-size-complex="14.3999996185303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76c143" officeooo:paragraph-rsid="00812ca7" style:font-size-asian="12.6000003814697pt" style:font-weight-asian="bold" style:font-size-complex="14.3999996185303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9c5eee" officeooo:paragraph-rsid="00a2a035" style:font-size-asian="12.6000003814697pt" style:font-weight-asian="bold" style:font-size-complex="14.3999996185303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a2a035" officeooo:paragraph-rsid="00a2a035" style:font-size-asian="12.6000003814697pt" style:font-weight-asian="bold" style:font-size-complex="14.3999996185303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Calibri" fo:font-size="16pt" style:text-underline-style="none" fo:font-weight="normal" officeooo:rsid="005b069d" officeooo:paragraph-rsid="00e5b067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3465a4" loext:opacity="100%" style:font-name="Calibri1" fo:font-size="14pt" fo:font-style="normal" fo:font-weight="bold" officeooo:paragraph-rsid="00812ca7" style:font-size-asian="14pt" style:font-style-asian="normal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3465a4" loext:opacity="100%" style:font-name="Calibri1" fo:font-size="14pt" fo:font-style="normal" fo:font-weight="bold" officeooo:rsid="010a6ad0" officeooo:paragraph-rsid="010a6ad0" style:font-size-asian="14pt" style:font-style-asian="normal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Calibri" fo:font-size="16pt" style:text-underline-style="none" fo:font-weight="normal" officeooo:rsid="005b069d" officeooo:paragraph-rsid="00e5b067" style:font-size-asian="16pt" style:font-weight-asian="normal" style:font-size-complex="16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e8b05c" officeooo:paragraph-rsid="00e8b05c" style:font-size-asian="12.6000003814697pt" style:font-weight-asian="normal" style:font-size-complex="14.3999996185303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0a1a9fa" officeooo:paragraph-rsid="00ccd33f" style:font-size-asian="12.6000003814697pt" style:font-weight-asian="normal" style:font-size-complex="14.3999996185303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10cf819" officeooo:paragraph-rsid="010cf819" style:font-size-asian="12.6000003814697pt" style:font-weight-asian="normal" style:font-size-complex="14.3999996185303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10d37d0" officeooo:paragraph-rsid="010d37d0" style:font-size-asian="12.6000003814697pt" style:font-weight-asian="normal" style:font-size-complex="14.3999996185303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10e9294" officeooo:paragraph-rsid="010e9294" style:font-size-asian="12.6000003814697pt" style:font-weight-asian="normal" style:font-size-complex="14.3999996185303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1119060" officeooo:paragraph-rsid="01119060" style:font-size-asian="12.6000003814697pt" style:font-weight-asian="normal" style:font-size-complex="14.3999996185303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1119060" officeooo:paragraph-rsid="01119060" style:font-size-asian="12.6000003814697pt" style:font-weight-asian="normal" style:font-size-complex="14.3999996185303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1126c93" officeooo:paragraph-rsid="01126c93" style:font-size-asian="12.6000003814697pt" style:font-weight-asian="normal" style:font-size-complex="14.3999996185303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113b6ef" officeooo:paragraph-rsid="0113b6ef" style:font-size-asian="12.6000003814697pt" style:font-weight-asian="normal" style:font-size-complex="14.3999996185303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11442ed" officeooo:paragraph-rsid="011442ed" style:font-size-asian="12.6000003814697pt" style:font-weight-asian="normal" style:font-size-complex="14.3999996185303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11e204e" officeooo:paragraph-rsid="011e204e" style:font-size-asian="12.6000003814697pt" style:font-weight-asian="normal" style:font-size-complex="14.3999996185303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10cb4ec" officeooo:paragraph-rsid="010cb4ec" style:font-size-asian="12.6000003814697pt" style:font-weight-asian="bold" style:font-size-complex="14.3999996185303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10cf819" officeooo:paragraph-rsid="010cf819" style:font-size-asian="12.6000003814697pt" style:font-weight-asian="bold" style:font-size-complex="14.3999996185303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1119060" officeooo:paragraph-rsid="01119060" style:font-size-asian="12.6000003814697pt" style:font-weight-asian="bold" style:font-size-complex="14.3999996185303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117bf14" officeooo:paragraph-rsid="0117bf14" style:font-size-asian="12.6000003814697pt" style:font-weight-asian="bold" style:font-size-complex="14.3999996185303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119a40a" officeooo:paragraph-rsid="0119a40a" style:font-size-asian="12.6000003814697pt" style:font-weight-asian="bold" style:font-size-complex="14.3999996185303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11b80bc" officeooo:paragraph-rsid="011b80bc" style:font-size-asian="12.6000003814697pt" style:font-weight-asian="bold" style:font-size-complex="14.3999996185303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11cdc42" officeooo:paragraph-rsid="011cdc42" style:font-size-asian="12.6000003814697pt" style:font-weight-asian="bold" style:font-size-complex="14.3999996185303pt" style:font-weight-complex="bold"/>
    </style:style>
    <style:style style:name="T1" style:family="text">
      <style:text-properties officeooo:rsid="009fc20d"/>
    </style:style>
    <style:style style:name="T2" style:family="text">
      <style:text-properties officeooo:rsid="00a09926"/>
    </style:style>
    <style:style style:name="T3" style:family="text">
      <style:text-properties officeooo:rsid="00ccd33f"/>
    </style:style>
    <style:style style:name="T4" style:family="text">
      <style:text-properties officeooo:rsid="010b47d2"/>
    </style:style>
    <style:style style:name="T5" style:family="text">
      <style:text-properties officeooo:rsid="010d37d0"/>
    </style:style>
    <style:style style:name="T6" style:family="text">
      <style:text-properties officeooo:rsid="011442ed"/>
    </style:style>
    <style:style style:name="T7" style:family="text">
      <style:text-properties officeooo:rsid="0119a40a"/>
    </style:style>
    <style:style style:name="T8" style:family="text">
      <style:text-properties officeooo:rsid="0119e770"/>
    </style:style>
    <style:style style:name="T9" style:family="text">
      <style:text-properties officeooo:rsid="0119fb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857585472736">
          <table:table-cell table:style-name="Tableau1.A1" table:number-columns-spanned="4" office:value-type="string">
            <text:p text:style-name="P6">Activité 3 : Le court circuit</text:p>
          </table:table-cell>
          <table:covered-table-cell/>
          <table:covered-table-cell/>
          <table:covered-table-cell/>
        </table:table-row>
        <table:table-row table:style-name="TableLine94857675875360">
          <table:table-cell table:style-name="Tableau1.A2" table:number-columns-spanned="2" office:value-type="string">
            <text:p text:style-name="P13">Objectifs :</text:p>
            <text:p text:style-name="Text_20_body">— Danger du court-circuit et impact sur les autres dipôles.</text:p>
            <text:p text:style-name="Text_20_body">— Trajet du courant électrique dans un circuit avec court-circuit.</text:p>
          </table:table-cell>
          <table:covered-table-cell/>
          <table:table-cell table:style-name="Tableau1.C2" table:number-columns-spanned="2" office:value-type="string">
            <text:p text:style-name="P1">Durée :</text:p>
            <text:p text:style-name="P14">whoknows ?</text:p>
          </table:table-cell>
          <table:covered-table-cell/>
        </table:table-row>
        <table:table-row table:style-name="TableLine94857631005120">
          <table:table-cell table:style-name="Tableau1.A3" table:number-columns-spanned="4" office:value-type="string">
            <text:p text:style-name="P2">Matériel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table:number-columns-spanned="4" office:value-type="string">
            <text:p text:style-name="P16"><text:span text:style-name="T9">U</text:span>n générateur (sur 6V) - des fils de connexion - deux lampes (L1 et L2) - un interrupteur - une pile - laine de fer – <text:span text:style-name="T7">protection pour les tables (assiette</text:span><text:span text:style-name="T8">s</text:span><text:span text:style-name="T7"> etc)</text:span></text:p>
            <text:p text:style-name="P22">Groupe élèves constitués.</text:p>
          </table:table-cell>
          <table:covered-table-cell/>
          <table:covered-table-cell/>
          <table:covered-table-cell/>
        </table:table-row>
        <table:table-row table:style-name="TableLine94857663880544">
          <table:table-cell table:style-name="Tableau1.A5" table:number-columns-spanned="4" office:value-type="string">
            <text:p text:style-name="P3">déroulement de la séance</text:p>
          </table:table-cell>
          <table:covered-table-cell/>
          <table:covered-table-cell/>
          <table:covered-table-cell/>
        </table:table-row>
        <table:table-row table:style-name="TableLine94857653121120">
          <table:table-cell table:style-name="Tableau1.A6" office:value-type="string">
            <text:p text:style-name="P9">Déroulement</text:p>
          </table:table-cell>
          <table:table-cell table:style-name="Tableau1.B6" table:number-columns-spanned="2" office:value-type="string">
            <text:p text:style-name="P9">Modalité</text:p>
          </table:table-cell>
          <table:covered-table-cell/>
          <table:table-cell table:style-name="Tableau1.D6" office:value-type="string">
            <text:p text:style-name="P9">Temps</text:p>
          </table:table-cell>
        </table:table-row>
        <table:table-row table:style-name="TableLine94857588188224">
          <table:table-cell table:style-name="Tableau1.A17" office:value-type="string">
            <text:p text:style-name="P8"><text:span text:style-name="T1">Mise </text:span><text:span text:style-name="T2">en place </text:span><text:span text:style-name="T3">et </text:span>Consignes</text:p>
          </table:table-cell>
          <table:table-cell table:style-name="Tableau1.B7" table:number-columns-spanned="2" office:value-type="string">
            <text:p text:style-name="P10">Toute la classe</text:p>
          </table:table-cell>
          <table:covered-table-cell/>
          <table:table-cell table:style-name="Tableau1.D7" office:value-type="string">
            <text:p text:style-name="P11">5-<text:span text:style-name="T3">10</text:span> min</text:p>
          </table:table-cell>
        </table:table-row>
        <table:table-row table:style-name="TableLine94857588188224">
          <table:table-cell table:style-name="Tableau1.A17" office:value-type="string">
            <text:p text:style-name="P8">L<text:span text:style-name="T4">ire Q1 à Q6</text:span></text:p>
          </table:table-cell>
          <table:table-cell table:style-name="Tableau1.B8" table:number-columns-spanned="2" office:value-type="string">
            <text:p text:style-name="P27">En classe</text:p>
          </table:table-cell>
          <table:covered-table-cell/>
          <table:table-cell table:style-name="Tableau1.D8" office:value-type="string">
            <text:p text:style-name="P27">5min</text:p>
          </table:table-cell>
        </table:table-row>
        <table:table-row table:style-name="TableLine94857588188224">
          <table:table-cell table:style-name="Tableau1.A17" office:value-type="string">
            <text:p text:style-name="P18">Travail élève</text:p>
          </table:table-cell>
          <table:table-cell table:style-name="Tableau1.B9" table:number-columns-spanned="2" office:value-type="string">
            <text:p text:style-name="P28">Individuel</text:p>
          </table:table-cell>
          <table:covered-table-cell/>
          <table:table-cell table:style-name="Tableau1.D9" office:value-type="string">
            <text:p text:style-name="P28">10min</text:p>
          </table:table-cell>
        </table:table-row>
        <table:table-row table:style-name="TableLine94857588188224">
          <table:table-cell table:style-name="Tableau1.A17" office:value-type="string">
            <text:p text:style-name="P19">Correction</text:p>
          </table:table-cell>
          <table:table-cell table:style-name="Tableau1.B10" table:number-columns-spanned="2" office:value-type="string">
            <text:p text:style-name="P27">En classe</text:p>
          </table:table-cell>
          <table:covered-table-cell/>
          <table:table-cell table:style-name="Tableau1.D10" office:value-type="string">
            <text:p text:style-name="P27"><text:span text:style-name="T5">10</text:span>min</text:p>
          </table:table-cell>
        </table:table-row>
        <table:table-row table:style-name="TableLine94857588188224">
          <table:table-cell table:style-name="Tableau1.A17" office:value-type="string">
            <text:p text:style-name="P20">Lire Q7, expliquer attention à ne pas décharger les piles</text:p>
            <text:p text:style-name="P21">+ déplacer en groupe</text:p>
          </table:table-cell>
          <table:table-cell table:style-name="Tableau1.B17" table:number-columns-spanned="2" office:value-type="string">
            <text:p text:style-name="P27">En classe</text:p>
          </table:table-cell>
          <table:covered-table-cell/>
          <table:table-cell table:style-name="Tableau1.D17" office:value-type="string">
            <text:p text:style-name="P27">5min</text:p>
          </table:table-cell>
        </table:table-row>
        <table:table-row table:style-name="TableLine94857588188224">
          <table:table-cell table:style-name="Tableau1.A17" office:value-type="string">
            <text:p text:style-name="P21">Travail élèves</text:p>
          </table:table-cell>
          <table:table-cell table:style-name="Tableau1.B17" table:number-columns-spanned="2" office:value-type="string">
            <text:p text:style-name="P29">En groupe</text:p>
          </table:table-cell>
          <table:covered-table-cell/>
          <table:table-cell table:style-name="Tableau1.D17" office:value-type="string">
            <text:p text:style-name="P29">5min</text:p>
          </table:table-cell>
        </table:table-row>
        <table:table-row table:style-name="TableLine94857588188224">
          <table:table-cell table:style-name="Tableau1.A17" office:value-type="string">
            <text:p text:style-name="P23">Lire Q8 à 10</text:p>
          </table:table-cell>
          <table:table-cell table:style-name="Tableau1.B17" table:number-columns-spanned="2" office:value-type="string">
            <text:p text:style-name="P27">En classe</text:p>
          </table:table-cell>
          <table:covered-table-cell/>
          <table:table-cell table:style-name="Tableau1.D17" office:value-type="string">
            <text:p text:style-name="P27">5min</text:p>
          </table:table-cell>
        </table:table-row>
        <table:table-row table:style-name="TableLine94857588188224">
          <table:table-cell table:style-name="Tableau1.A17" office:value-type="string">
            <text:p text:style-name="P24">Faire et corriger Q8-9-<text:span text:style-name="T6">10ab</text:span></text:p>
          </table:table-cell>
          <table:table-cell table:style-name="Tableau1.B17" table:number-columns-spanned="2" office:value-type="string">
            <text:p text:style-name="P30">Individuel</text:p>
          </table:table-cell>
          <table:covered-table-cell/>
          <table:table-cell table:style-name="Tableau1.D17" office:value-type="string">
            <text:p text:style-name="P30">5min</text:p>
          </table:table-cell>
        </table:table-row>
        <table:table-row table:style-name="TableLine94857588188224">
          <table:table-cell table:style-name="Tableau1.A17" office:value-type="string">
            <text:p text:style-name="P25">Faire l’expérience, lire Q10-d</text:p>
          </table:table-cell>
          <table:table-cell table:style-name="Tableau1.B17" table:number-columns-spanned="2" office:value-type="string">
            <text:p text:style-name="P32">En classe</text:p>
          </table:table-cell>
          <table:covered-table-cell/>
          <table:table-cell table:style-name="Tableau1.D17" office:value-type="string">
            <text:p text:style-name="P31">10min</text:p>
          </table:table-cell>
        </table:table-row>
        <table:table-row table:style-name="TableLine94857588188224">
          <table:table-cell table:style-name="Tableau1.A17" office:value-type="string">
            <text:p text:style-name="P25">Travail élève</text:p>
          </table:table-cell>
          <table:table-cell table:style-name="Tableau1.B17" table:number-columns-spanned="2" office:value-type="string">
            <text:p text:style-name="P33">En groupe</text:p>
          </table:table-cell>
          <table:covered-table-cell/>
          <table:table-cell table:style-name="Tableau1.D17" office:value-type="string">
            <text:p text:style-name="P33">variable</text:p>
          </table:table-cell>
        </table:table-row>
        <table:table-row table:style-name="TableLine94857588188224">
          <table:table-cell table:style-name="Tableau1.A17" office:value-type="string">
            <text:p text:style-name="P25">Correction et retour sur la Q10</text:p>
          </table:table-cell>
          <table:table-cell table:style-name="Tableau1.B17" table:number-columns-spanned="2" office:value-type="string">
            <text:p text:style-name="P33">En classe</text:p>
          </table:table-cell>
          <table:covered-table-cell/>
          <table:table-cell table:style-name="Tableau1.D17" office:value-type="string">
            <text:p text:style-name="P33">Variable</text:p>
          </table:table-cell>
        </table:table-row>
        <table:table-row table:style-name="TableLine94857595050656">
          <table:table-cell table:style-name="Tableau1.A5" table:number-columns-spanned="4" office:value-type="string">
            <text:p text:style-name="P4">Devoirs</text:p>
          </table:table-cell>
          <table:covered-table-cell/>
          <table:covered-table-cell/>
          <table:covered-table-cell/>
        </table:table-row>
        <table:table-row table:style-name="TableLine94857606019824">
          <table:table-cell table:style-name="Tableau1.A19" table:number-columns-spanned="4" office:value-type="string">
            <text:p text:style-name="P26">Exercice 3</text:p>
          </table:table-cell>
          <table:covered-table-cell/>
          <table:covered-table-cell/>
          <table:covered-table-cell/>
        </table:table-row>
        <table:table-row table:style-name="TableLine94857625662480">
          <table:table-cell table:style-name="Tableau1.A5" table:number-columns-spanned="4" office:value-type="string">
            <text:p text:style-name="P5">Trace écrite</text:p>
          </table:table-cell>
          <table:covered-table-cell/>
          <table:covered-table-cell/>
          <table:covered-table-cell/>
        </table:table-row>
        <table:table-row table:style-name="TableLine94857587231424">
          <table:table-cell table:style-name="Tableau1.A21" table:number-columns-spanned="4" office:value-type="string">
            <text:p text:style-name="P12">Un court circuit (définition dans l’act 3) est dangereux pour les</text:p>
            <text:p text:style-name="P12">dipôles du circuits : un fort courant peut les endommager.</text:p>
            <text:p text:style-name="P12">Il est aussi dangereux pour les utilisateurs du circuit car</text:p>
            <text:p text:style-name="P12">— Il peuvent être exposé à un fort courant</text:p>
            <text:p text:style-name="P12">— Le fort courant peut provoquer un incendie.</text:p>
          </table:table-cell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 style:font-family-generic="roman" style:font-pitch="variable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40M30S</meta:editing-duration>
    <meta:editing-cycles>176</meta:editing-cycles>
    <meta:generator>LibreOffice/7.2.4.1$Linux_X86_64 LibreOffice_project/20$Build-1</meta:generator>
    <meta:creation-date>2021-02-11T10:59:54.903285377</meta:creation-date>
    <meta:initial-creator>J Cercy</meta:initial-creator>
    <dc:date>2021-12-30T16:45:11.529190865</dc:date>
    <meta:document-statistic meta:table-count="1" meta:image-count="0" meta:object-count="0" meta:page-count="1" meta:paragraph-count="55" meta:word-count="204" meta:character-count="1152" meta:non-whitespace-character-count="998"/>
  </office:meta>
</office:document-meta>
</file>